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spreadsheet-template" manifest:version="1.2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Configurations2/images/Bitmaps/" manifest:media-type=""/>
  <manifest:file-entry manifest:full-path="Configurations2/toolbar/" manifest:media-type=""/>
  <manifest:file-entry manifest:full-path="Configurations2/floater/" manifest:media-type=""/>
  <manifest:file-entry manifest:full-path="Configurations2/toolpanel/" manifest:media-type=""/>
  <manifest:file-entry manifest:full-path="Configurations2/menuba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statusbar/" manifest:media-type="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font-family-generic="swiss" style:font-pitch="variable" style:name="Arial" svg:font-family="Arial"/>
    <style:font-face style:font-family-generic="system" style:font-pitch="variable" style:name="Lucida Sans" svg:font-family="'Lucida Sans'"/>
    <style:font-face style:font-family-generic="system" style:font-pitch="variable" style:name="Lucida Sans Unicode" svg:font-family="'Lucida Sans Unicode'"/>
    <style:font-face style:font-family-generic="system" style:font-pitch="variable" style:name="Microsoft YaHei" svg:font-family="'Microsoft YaHei'"/>
    <style:font-face style:font-family-generic="system" style:font-pitch="variable" style:name="Tahoma" svg:font-family="Tahoma"/>
  </office:font-face-decls>
  <office:automatic-styles>
    <style:style style:family="table-column" style:name="co1">
      <style:table-column-properties fo:break-before="auto" style:column-width="2.267cm"/>
    </style:style>
    <style:style style:family="table-row" style:name="ro1">
      <style:table-row-properties fo:break-before="auto" style:row-height="0.473cm" style:use-optimal-row-height="true"/>
    </style:style>
    <style:style style:family="table-row" style:name="ro2">
      <style:table-row-properties fo:break-before="auto" style:row-height="0.453cm" style:use-optimal-row-height="true"/>
    </style:style>
    <style:style style:family="table" style:master-page-name="Default" style:name="ta1">
      <style:table-properties style:writing-mode="lr-tb" table:display="true"/>
    </style:style>
    <number:date-style number:automatic-order="true" style:name="N37">
      <number:day number:style="long"/>
      <number:text>.</number:text>
      <number:month number:style="long"/>
      <number:text>.</number:text>
      <number:year/>
    </number:date-style>
    <style:style style:family="table-cell" style:name="ce1" style:parent-style-name="Default">
      <style:text-properties fo:font-weight="bold" style:font-weight-asian="bold" style:font-weight-complex="bold"/>
    </style:style>
    <style:style style:family="table-cell" style:name="ce2" style:parent-style-name="Default">
      <style:table-cell-properties fo:border="0.002cm solid #000000"/>
    </style:style>
    <style:style style:family="table-cell" style:name="ce3" style:parent-style-name="Default">
      <style:table-cell-properties fo:border="0.002cm solid #000000"/>
      <style:text-properties fo:font-weight="bold" style:font-weight-asian="bold" style:font-weight-complex="bold"/>
    </style:style>
    <style:style style:data-style-name="N37" style:family="table-cell" style:name="ce4" style:parent-style-name="Default">
      <style:table-cell-properties fo:border="0.002cm solid #000000"/>
    </style:style>
  </office:automatic-styles>
  <office:body>
    <office:spreadsheet>
      <table:table table:name="Sheet1" table:print="false" table:style-name="ta1">
        <table:table-column table:default-cell-style-name="ce2" table:style-name="co1"/>
        <table:table-column table:default-cell-style-name="Default" table:number-columns-repeated="5" table:style-name="co1"/>
        <table:table-row table:style-name="ro1">
          <table:table-cell office:value-type="string" table:style-name="ce1">
            <text:p>Document title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5"/>
        </table:table-row>
        <table:table-row table:style-name="ro2">
          <table:table-cell/>
          <table:table-cell office:value-type="string" table:style-name="ce3">
            <text:p>Column1</text:p>
          </table:table-cell>
          <table:table-cell office:value-type="string" table:style-name="ce3">
            <text:p>Column2</text:p>
          </table:table-cell>
          <table:table-cell office:value-type="string" table:style-name="ce3">
            <text:p>Column3</text:p>
          </table:table-cell>
          <table:table-cell office:value-type="string" table:style-name="ce3">
            <text:p>Column4</text:p>
          </table:table-cell>
          <table:table-cell office:value-type="string" table:style-name="ce3">
            <text:p>Column5</text:p>
          </table:table-cell>
        </table:table-row>
        <table:table-row table:style-name="ro2">
          <table:table-cell office:value-type="string">
            <text:p>Row1</text:p>
          </table:table-cell>
          <table:table-cell office:date-value="2024-07-29" office:value-type="date" table:style-name="ce4">
            <text:p>29.07.24</text:p>
          </table:table-cell>
          <table:table-cell office:value="15.11" office:value-type="float" table:style-name="ce2">
            <text:p>15,11</text:p>
          </table:table-cell>
          <table:table-cell office:value="10" office:value-type="float" table:style-name="ce2">
            <text:p>10</text:p>
          </table:table-cell>
          <table:table-cell office:value="0.00007" office:value-type="float" table:style-name="ce2">
            <text:p>0,00007</text:p>
          </table:table-cell>
          <table:table-cell office:value-type="string" table:style-name="ce2">
            <text:p>Comment1</text:p>
          </table:table-cell>
        </table:table-row>
        <table:table-row table:style-name="ro2">
          <table:table-cell office:value-type="string">
            <text:p>Row2</text:p>
          </table:table-cell>
          <table:table-cell office:date-value="2024-07-30" office:value-type="date" table:style-name="ce4">
            <text:p>30.07.24</text:p>
          </table:table-cell>
          <table:table-cell office:value="19.47" office:value-type="float" table:style-name="ce2">
            <text:p>19,47</text:p>
          </table:table-cell>
          <table:table-cell office:value="11" office:value-type="float" table:style-name="ce2">
            <text:p>11</text:p>
          </table:table-cell>
          <table:table-cell office:value="0.000009" office:value-type="float" table:style-name="ce2">
            <text:p>0,000009</text:p>
          </table:table-cell>
          <table:table-cell office:value-type="string" table:style-name="ce2">
            <text:p>Comment2</text:p>
          </table:table-cell>
        </table:table-row>
        <table:table-row>
          <table:table-cell office:string-value="Row3" office:value-type="string">
            <text:p>Row3</text:p>
          </table:table-cell>
          <table:table-cell office:date-value="2024-07-29" office:value-type="date" table:style-name="ce4">
            <text:p>2024-07-29</text:p>
          </table:table-cell>
          <table:table-cell office:value="21.59" office:value-type="float" table:style-name="ce2">
            <text:p>21.59</text:p>
          </table:table-cell>
          <table:table-cell office:value="12.0" office:value-type="float" table:style-name="ce2">
            <text:p>12.0</text:p>
          </table:table-cell>
          <table:table-cell office:value="5.0E-6" office:value-type="float" table:style-name="ce2">
            <text:p>5.0E-6</text:p>
          </table:table-cell>
          <table:table-cell office:string-value="Comment3" office:value-type="string" table:style-name="ce2">
            <text:p>Comment3</text:p>
          </table:table-cell>
        </table:table-row>
      </table:table>
      <table:table table:name="newSheet" table:print="false" table:style-name="ta1">
        <table:table-column table:default-cell-style-name="ce2" table:style-name="co1"/>
        <table:table-column table:default-cell-style-name="Default" table:number-columns-repeated="5" table:style-name="co1"/>
        <table:table-row table:style-name="ro1">
          <table:table-cell table:style-name="ce1">
            <text:p>Document title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5"/>
        </table:table-row>
        <table:table-row table:style-name="ro2">
          <table:table-cell/>
          <table:table-cell table:style-name="ce3">
            <text:p>Column1</text:p>
          </table:table-cell>
          <table:table-cell table:style-name="ce3">
            <text:p>Column2</text:p>
          </table:table-cell>
          <table:table-cell table:style-name="ce3">
            <text:p>Column3</text:p>
          </table:table-cell>
          <table:table-cell table:style-name="ce3">
            <text:p>Column4</text:p>
          </table:table-cell>
          <table:table-cell table:style-name="ce3">
            <text:p>Column5</text:p>
          </table:table-cell>
        </table:table-row>
        <table:table-row table:style-name="ro2">
          <table:table-cell>
            <text:p>Row1</text:p>
          </table:table-cell>
          <table:table-cell office:date-value="2024-07-29" table:style-name="ce4">
            <text:p>29.07.24</text:p>
          </table:table-cell>
          <table:table-cell table:style-name="ce2">
            <text:p>15,11</text:p>
          </table:table-cell>
          <table:table-cell table:style-name="ce2">
            <text:p>10</text:p>
          </table:table-cell>
          <table:table-cell table:style-name="ce2">
            <text:p>0,00007</text:p>
          </table:table-cell>
          <table:table-cell table:style-name="ce2">
            <text:p>Comment1</text:p>
          </table:table-cell>
        </table:table-row>
        <table:table-row table:style-name="ro2">
          <table:table-cell>
            <text:p>Row2</text:p>
          </table:table-cell>
          <table:table-cell office:date-value="2024-07-30" table:style-name="ce4">
            <text:p>30.07.24</text:p>
          </table:table-cell>
          <table:table-cell table:style-name="ce2">
            <text:p>19,47</text:p>
          </table:table-cell>
          <table:table-cell table:style-name="ce2">
            <text:p>11</text:p>
          </table:table-cell>
          <table:table-cell table:style-name="ce2">
            <text:p>0,000009</text:p>
          </table:table-cell>
          <table:table-cell table:style-name="ce2">
            <text:p>Comment2</text:p>
          </table:table-cell>
        </table:table-row>
        <table:table-row>
          <table:table-cell office:string-value="Row3">
            <text:p>Row3</text:p>
          </table:table-cell>
          <table:table-cell office:date-value="2024-07-29" table:style-name="ce4">
            <text:p>2024-07-29</text:p>
          </table:table-cell>
          <table:table-cell table:style-name="ce2">
            <text:p>21.59</text:p>
          </table:table-cell>
          <table:table-cell table:style-name="ce2">
            <text:p>12.0</text:p>
          </table:table-cell>
          <table:table-cell table:style-name="ce2">
            <text:p>5.0E-6</text:p>
          </table:table-cell>
          <table:table-cell office:string-value="Comment3" table:style-name="ce2">
            <text:p>Comment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swiss" style:font-pitch="variable" style:name="Arial" svg:font-family="Arial"/>
    <style:font-face style:font-family-generic="system" style:font-pitch="variable" style:name="Lucida Sans" svg:font-family="'Lucida Sans'"/>
    <style:font-face style:font-family-generic="system" style:font-pitch="variable" style:name="Lucida Sans Unicode" svg:font-family="'Lucida Sans Unicode'"/>
    <style:font-face style:font-family-generic="system" style:font-pitch="variable" style:name="Microsoft YaHei" svg:font-family="'Microsoft YaHei'"/>
    <style:font-face style:font-family-generic="system" style:font-pitch="variable" style:name="Tahoma" svg:font-family="Tahoma"/>
  </office:font-face-decls>
  <office:styles>
    <style:default-style style:family="table-cell">
      <style:paragraph-properties style:tab-stop-distance="1.25cm"/>
      <style:text-properties fo:country="RU" fo:language="ru" style:country-asian="CN" style:country-complex="IN" style:font-name="Arial" style:font-name-asian="Lucida Sans Unicode" style:font-name-complex="Tahoma" style:language-asian="zh" style:language-complex="hi"/>
    </style:default-style>
    <number:number-style style:name="N0">
      <number:number number:min-integer-digits="1"/>
    </number:number-style>
    <number:currency-style style:name="N107P0" style:volatile="true">
      <number:number number:decimal-places="2" number:grouping="true" number:min-integer-digits="1"/>
      <number:text> </number:text>
      <number:currency-symbol number:country="RU" number:language="ru">руб.</number:currency-symbol>
    </number:currency-style>
    <number:currency-style style:name="N107">
      <style:text-properties fo:color="#ff0000"/>
      <number:text>-</number:text>
      <number:number number:decimal-places="2" number:grouping="true" number:min-integer-digits="1"/>
      <number:text> </number:text>
      <number:currency-symbol number:country="RU" number:language="ru">руб.</number:currency-symbol>
      <style:map style:apply-style-name="N107P0" style:condition="value()&gt;=0"/>
    </number:currency-style>
    <number:currency-style style:name="N108P0" style:volatile="true">
      <number:number number:decimal-places="2" number:grouping="true" number:min-integer-digits="1"/>
      <number:text> </number:text>
      <number:currency-symbol number:country="RU" number:language="ru">руб.</number:currency-symbol>
    </number:currency-style>
    <number:currency-style style:name="N108">
      <style:text-properties fo:color="#ff0000"/>
      <number:text>-</number:text>
      <number:number number:decimal-places="2" number:grouping="true" number:min-integer-digits="1"/>
      <number:text> </number:text>
      <number:currency-symbol number:country="RU" number:language="ru">руб.</number:currency-symbol>
      <style:map style:apply-style-name="N108P0" style:condition="value()&gt;=0"/>
    </number:currency-style>
    <style:style style:family="table-cell" style:name="Default">
      <style:text-properties style:font-name-asian="Microsoft YaHei" style:font-name-complex="Lucida Sans"/>
    </style:style>
    <style:style style:family="table-cell" style:name="Result" style:parent-style-name="Default">
      <style:text-properties fo:font-style="italic" fo:font-weight="bold" style:text-underline-color="font-color" style:text-underline-style="solid" style:text-underline-width="auto"/>
    </style:style>
    <style:style style:data-style-name="N107" style:family="table-cell" style:name="Result2" style:parent-style-name="Result"/>
    <style:style style:family="table-cell" style:name="Heading" style:parent-style-name="Default">
      <style:table-cell-properties style:repeat-content="false" style:text-align-source="fix"/>
      <style:paragraph-properties fo:text-align="center"/>
      <style:text-properties fo:font-size="16pt" fo:font-style="italic" fo:font-weight="bold"/>
    </style:style>
    <style:style style:family="table-cell" style:name="Heading1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argin-bottom="0.25cm" fo:margin-left="0cm" fo:margin-right="0cm" fo:min-height="0.751cm"/>
      </style:header-style>
      <style:footer-style>
        <style:header-footer-properties fo:margin-left="0cm" fo:margin-right="0cm" fo:margin-top="0.25cm" fo:min-height="0.751cm"/>
      </style:footer-style>
    </style:page-layout>
    <style:page-layout style:name="Mpm2">
      <style:page-layout-properties style:writing-mode="lr-tb"/>
      <style:header-style>
        <style:header-footer-properties fo:background-color="#c0c0c0" fo:border="0.088cm solid #000000" fo:margin-bottom="0.25cm" fo:margin-left="0cm" fo:margin-right="0cm" fo:min-height="0.751cm" fo:padding="0.018cm">
          <style:background-image/>
        </style:header-footer-properties>
      </style:header-style>
      <style:footer-style>
        <style:header-footer-properties fo:background-color="#c0c0c0" fo:border="0.088cm solid #000000" fo:margin-left="0cm" fo:margin-right="0cm" fo:margin-top="0.25cm" fo:min-height="0.751cm" fo:padding="0.018cm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7-29">29.07.2024</text:date>, <text:time>13:20:01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initial-creator>Евгений Пермяков</meta:initial-creator>
    <meta:creation-date>2024-07-29T13:13:05.35</meta:creation-date>
    <dc:date>2024-07-29T13:34:05</dc:date>
    <dc:creator>Евгений Пермяков</dc:creator>
    <meta:editing-duration>PT0.177S</meta:editing-duration>
    <meta:editing-cycles>3</meta:editing-cycles>
    <meta:generator>StarOffice/8$Win32 OpenOffice.org_project/680m18$Build-9161</meta:generator>
    <meta:document-statistic meta:cell-count="18" meta:object-count="0" meta:table-count="1"/>
  </office:meta>
</office:document-meta>
</file>